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aaあああハロー©c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游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4T06:03:47.648000000</meta:creation-date>
    <dc:date>2022-04-05T23:39:27.36</dc:date>
    <meta:editing-duration>PT59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" meta:word-count="8" meta:character-count="13"/>
  </office:meta>
</office:document-meta>
</file>